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bold" officeooo:paragraph-rsid="002553ea" style:font-weight-asian="bold" style:font-name-complex="Arial" style:font-weight-complex="bold"/>
    </style:style>
    <style:style style:name="P3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4" style:family="paragraph" style:parent-style-name="Standard">
      <style:text-properties style:font-name="Arial" fo:font-weight="normal" officeooo:rsid="0019b26b" officeooo:paragraph-rsid="0019b26b" style:font-weight-asian="normal" style:font-name-complex="Arial" style:font-weight-complex="normal"/>
    </style:style>
    <style:style style:name="P5" style:family="paragraph" style:parent-style-name="Standard">
      <style:text-properties style:font-name="Arial" fo:font-weight="normal" officeooo:rsid="001f7312" officeooo:paragraph-rsid="001f7312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paragraph-rsid="002553ea" style:font-weight-asian="normal" style:font-name-complex="Arial" style:font-weight-complex="normal"/>
    </style:style>
    <style:style style:name="P7" style:family="paragraph" style:parent-style-name="Standard">
      <style:text-properties style:font-name="Arial" fo:font-weight="normal" officeooo:rsid="002553ea" officeooo:paragraph-rsid="002553ea" style:font-weight-asian="normal" style:font-name-complex="Arial" style:font-weight-complex="normal"/>
    </style:style>
    <style:style style:name="P8" style:family="paragraph" style:parent-style-name="Standard">
      <style:text-properties style:font-name="Arial" fo:font-weight="normal" officeooo:rsid="0022548b" officeooo:paragraph-rsid="002553ea" style:font-weight-asian="normal" style:font-name-complex="Arial" style:font-weight-complex="normal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23f13e" style:font-weight-asian="normal" style:font-name-complex="Arial" style:font-weight-complex="normal"/>
    </style:style>
    <style:style style:name="T3" style:family="text">
      <style:text-properties officeooo:rsid="001bf70a"/>
    </style:style>
    <style:style style:name="T4" style:family="text">
      <style:text-properties officeooo:rsid="0023f13e"/>
    </style:style>
    <style:style style:name="T5" style:family="text">
      <style:text-properties officeooo:rsid="002553ea"/>
    </style:style>
    <style:style style:name="T6" style:family="text">
      <style:text-properties officeooo:rsid="0022548b"/>
    </style:style>
    <style:style style:name="T7" style:family="text">
      <style:text-properties officeooo:rsid="001d4324"/>
    </style:style>
    <style:style style:name="T8" style:family="text">
      <style:text-properties officeooo:rsid="0026c539"/>
    </style:style>
    <style:style style:name="T9" style:family="text">
      <style:text-properties officeooo:rsid="0028bf58"/>
    </style:style>
    <style:style style:name="T10" style:family="text">
      <style:text-properties officeooo:rsid="0029f55e"/>
    </style:style>
    <style:style style:name="T11" style:family="text">
      <style:text-properties officeooo:rsid="002b33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Nome do Caso de Uso: </text:span><text:span text:style-name="T2">Exclusão de usuário</text:span></text:p>
      <text:p text:style-name="P1"/>
      <text:p text:style-name="P1">Descrição: </text:p>
      <text:p text:style-name="P4"><text:span text:style-name="T4">Exclusão de usuário do sistema</text:span>.</text:p>
      <text:p text:style-name="P1"/>
      <text:p text:style-name="P1">Eventos: </text:p>
      <text:p text:style-name="P3">- <text:span text:style-name="T3">Usuário exclui outro usuário do sistema.</text:span></text:p>
      <text:p text:style-name="P1"/>
      <text:p text:style-name="P1">Atores:</text:p>
      <text:p text:style-name="P3">- <text:span text:style-name="T3">Usuário</text:span>.</text:p>
      <text:p text:style-name="P1"/>
      <text:p text:style-name="P1">Pré-<text:span text:style-name="T4">c</text:span>ondições:</text:p>
      <text:p text:style-name="P3">- <text:span text:style-name="T4">Usuário com nível administrador.</text:span></text:p>
      <text:p text:style-name="P3">- <text:span text:style-name="T9">Aplicativo na tela principal do sistema.</text:span></text:p>
      <text:p text:style-name="P3"/>
      <text:p text:style-name="P1">Pós-Condições:</text:p>
      <text:p text:style-name="P1">1. Conclusões com sucesso: </text:p>
      <text:p text:style-name="P3">- <text:span text:style-name="T4">Usuário exclui outro usuário.</text:span></text:p>
      <text:p text:style-name="P1">2. Conclusões sem sucesso: </text:p>
      <text:p text:style-name="P3">- <text:span text:style-name="T5">Usuário não exclui outro usuário.</text:span></text:p>
      <text:p text:style-name="P3"/>
      <text:p text:style-name="P1">Fluxo básico:</text:p>
      <text:p text:style-name="P3"/>
      <text:p text:style-name="P6"><text:span text:style-name="T10">1</text:span>. <text:span text:style-name="T6">Usuário clica em “Usuários”. </text:span></text:p>
      <text:p text:style-name="P3"><text:span text:style-name="T10">2</text:span>. <text:span text:style-name="T11">Direcionamento para tela lista de usuários junto com a apresentação dos mesmos.</text:span></text:p>
      <text:p text:style-name="P5"><text:span text:style-name="T10">3</text:span>. <text:span text:style-name="T5">Usuário seleciona item deslizando na tela sentido esquerda para direita</text:span>.</text:p>
      <text:p text:style-name="P7"><text:span text:style-name="T10">4</text:span>. Mensagem de confirmação é apresentada (A1).</text:p>
      <text:p text:style-name="P7"><text:span text:style-name="T10">5</text:span>. Usuário selecionado é exclu<text:span text:style-name="T8">í</text:span>do.</text:p>
      <text:p text:style-name="P7"/>
      <text:p text:style-name="P2">Fluxos alternativos:</text:p>
      <text:p text:style-name="P6">A1: em "<text:span text:style-name="T10">4</text:span>. <text:span text:style-name="T5">Mensagem de confirmação é apresentada</text:span>", <text:span text:style-name="T7">se usuário clicar em “Confirmar” segue para item 5, se não A1.1</text:span></text:p>
      <text:p text:style-name="P8">A1.1. <text:span text:style-name="T5">Informa o usuário que a operação foi cancelada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meta:generator>LibreOffice/5.4.4.2$Windows_X86_64 LibreOffice_project/2524958677847fb3bb44820e40380acbe820f960</meta:generator>
    <dc:date>2020-03-16T22:13:29.501000000</dc:date>
    <meta:editing-duration>PT22M13S</meta:editing-duration>
    <meta:editing-cycles>16</meta:editing-cycles>
    <meta:document-statistic meta:table-count="0" meta:image-count="0" meta:object-count="0" meta:page-count="1" meta:paragraph-count="24" meta:word-count="132" meta:character-count="843" meta:non-whitespace-character-count="730"/>
  </office:meta>
</office:document-meta>
</file>